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</text:span></text:p>
      <text:p text:style-name="P1"><text:span text:style-name="T1"><text:tab/><text:tab/><text:tab/>Counter</text:span></text:p>
      <text:p text:style-name="P1"><text:span text:style-name="T1"><text:tab/><text:tab/>===============================</text:span></text:p>
      <text:p text:style-name="P1"><text:span text:style-name="T1">Index</text:span></text:p>
      <text:p text:style-name="P1"><text:span text:style-name="T1">----------</text:span></text:p>
      <text:p text:style-name="P1"><text:span text:style-name="T1">=&gt;What is Python Counter?</text:span></text:p>
      <text:p text:style-name="P1"><text:span text:style-name="T1">=&gt;Why use Python Counter?</text:span></text:p>
      <text:p text:style-name="P1"><text:span text:style-name="T1">=&gt;Counter with String</text:span></text:p>
      <text:p text:style-name="P1"><text:span text:style-name="T1">=&gt;Counter with List</text:span></text:p>
      <text:p text:style-name="P1"><text:span text:style-name="T1">=&gt;Counter with Dictionary</text:span></text:p>
      <text:p text:style-name="P1"><text:span text:style-name="T1">=&gt;Counter with Tuple</text:span></text:p>
      <text:p text:style-name="P1"><text:span text:style-name="T1">=&gt;Counter with Set</text:span></text:p>
      <text:p text:style-name="P1"><text:span text:style-name="T1">=&gt;Accessing, Initializing and Updating Counters</text:span></text:p>
      <text:p text:style-name="P1"><text:span text:style-name="T1">=&gt;Deleting an Element from Counter</text:span></text:p>
      <text:p text:style-name="P1"><text:span text:style-name="T1">=&gt;Methods Available on Python Counter</text:span></text:p>
      <text:p text:style-name="P1"><text:span text:style-name="T1">=&gt;Reassigning Counts in Python</text:span></text:p>
      <text:p text:style-name="P1"><text:span text:style-name="T1">=&gt;Get and set the count of Elements using Counter</text:span></text:p>
      <text:p text:style-name="P1"><text:span text:style-name="T1">-----------------------------------------------</text:span></text:p>
      <text:p text:style-name="P1"><text:span text:style-name="T1">=&gt;Python Counter is a container that will hold the count of each of the elements present in the container. The counter is a sub-class available inside the dictionary class.</text:span></text:p>
      <text:p text:style-name="P1"><text:span text:style-name="T1">-------------------------------------------------</text:span></text:p>
      <text:p text:style-name="P1"><text:span text:style-name="T1">Uses Python Counter</text:span></text:p>
      <text:p text:style-name="P1"><text:span text:style-name="T1">--------------------------</text:span></text:p>
      <text:p text:style-name="P1"><text:span text:style-name="T1">=&gt;The Counter holds the data in an unordered collection.</text:span></text:p>
      <text:p text:style-name="P1"><text:span text:style-name="T1">=&gt;The elements here represent the keys and the count as values.</text:span></text:p>
      <text:p text:style-name="P1"><text:span text:style-name="T1">=&gt;It allows you to count the items in an iterable list.</text:span></text:p>
      <text:p text:style-name="P1"><text:soft-page-break/><text:span text:style-name="T1">=&gt;Arithmetic operations like addition, subtraction, intersection, and union can be easily performed <text:s/>on a Counter.</text:span></text:p>
      <text:p text:style-name="P1"><text:span text:style-name="T1">=&gt;A Counter can also count elements from another counter</text:span></text:p>
      <text:p text:style-name="P1"><text:span text:style-name="T1">----------------------------------------------------------</text:span></text:p>
      <text:p text:style-name="P1"><text:span text:style-name="T1">Syntax:</text:span></text:p>
      <text:p text:style-name="P1"><text:span text:style-name="T1">-------------</text:span></text:p>
      <text:p text:style-name="P1"><text:span text:style-name="T1">Varname=collections.counter(Iterable object)</text:span></text:p>
      <text:p text:style-name="P1"><text:span text:style-name="T1">=&gt;Varname is an object of &lt;class 'collections.Counter'&gt;</text:span></text:p>
      <text:p text:style-name="P1"><text:span text:style-name="T1">=&gt;Iterable object can be list, tuple, dictionary, string</text:span></text:p>
      <text:p text:style-name="P1"><text:span text:style-name="T1">---------------------------------------------------------</text:span></text:p>
      <text:p text:style-name="P1"><text:span text:style-name="T1">Example1:</text:span></text:p>
      <text:p text:style-name="P1"><text:span text:style-name="T1"><text:s text:c="7"/>from collections import Counter</text:span></text:p>
      <text:p text:style-name="P1"><text:span text:style-name="T1"><text:s text:c="7"/>list1 = ['x','y','z','x','x','x','y', 'z']</text:span></text:p>
      <text:p text:style-name="P1"><text:span text:style-name="T1"><text:s text:c="7"/>print(Counter(list1)) # Counter({'x': 4, 'y': 2, 'z': 2})</text:span></text:p>
      <text:p text:style-name="P1"><text:span text:style-name="T1">---------------------------------------------------------------------------------------</text:span></text:p>
      <text:p text:style-name="P1"><text:span text:style-name="T1">Example2:</text:span></text:p>
      <text:p text:style-name="P1"><text:span text:style-name="T1">from collections import Counter</text:span></text:p>
      <text:p text:style-name="P1"><text:span text:style-name="T1">dict1 = <text:s/>{'x': 4, 'y': 2, 'z': 2, 'z': 2}</text:span></text:p>
      <text:p text:style-name="P1"><text:span text:style-name="T1">print(Counter(dict1)) <text:s/># Counter({'x': 4, 'y': 2, 'z': 2})</text:span></text:p>
      <text:p text:style-name="P1"><text:span text:style-name="T1">------------------------------------------------------------------------------</text:span></text:p>
      <text:p text:style-name="P1"><text:span text:style-name="T1">Example3</text:span></text:p>
      <text:p text:style-name="P1"><text:span text:style-name="T1">from collections import Counter</text:span></text:p>
      <text:p text:style-name="P1"><text:span text:style-name="T1">c=Counter("MIssisipi")</text:span></text:p>
      <text:p text:style-name="P1"><text:span text:style-name="T1">print(c) # Counter({'s': 3, 'i': 3, 'M': 1, 'I': 1, 'p': 1})</text:span></text:p>
      <text:p text:style-name="P1"><text:span text:style-name="T1">------------------------------------------------------------------------------</text:span></text:p>
      <text:p text:style-name="P1"><text:span text:style-name="T1">Example4:</text:span></text:p>
      <text:p text:style-name="P1"><text:span text:style-name="T1">from collections import Counter</text:span></text:p>
      <text:p text:style-name="P1"><text:soft-page-break/><text:span text:style-name="T1">tuple1 = ('x','y','z','x','x','x','y','z')</text:span></text:p>
      <text:p text:style-name="P1"><text:span text:style-name="T1">print(Counter(tuple1)) # Counter({'x': 4, 'y': 2, 'z': 2})</text:span></text:p>
      <text:p text:style-name="P1"><text:span text:style-name="T1">------------------------------------------------------------------------------</text:span></text:p>
      <text:p text:style-name="P1"><text:span text:style-name="T1">=&gt;Methods Available on Python Counter</text:span></text:p>
      <text:p text:style-name="P1"><text:span text:style-name="T1">------------------------------------------</text:span></text:p>
      <text:p text:style-name="P1"><text:span text:style-name="T1">The methods available with Counter are:</text:span></text:p>
      <text:p text:style-name="P2"/>
      <text:p text:style-name="P1"><text:span text:style-name="T1">1) elements() : This method will return you all the elements with count &gt;0. Elements with 0 or -1 count will not be returned.</text:span></text:p>
      <text:p text:style-name="P1"><text:span text:style-name="T1"><text:s text:c="6"/>Examples:</text:span></text:p>
      <text:p text:style-name="P1"><text:span text:style-name="T1"><text:s text:c="6"/>----------</text:span></text:p>
      <text:p text:style-name="P1"><text:span text:style-name="T1"><text:s text:c="6"/><text:tab/><text:tab/>d = Counter( a = 2, b = 3, c = 6, d = 1, e = 5)</text:span></text:p>
      <text:p text:style-name="P1"><text:span text:style-name="T1"><text:tab/><text:tab/>for i in d.elements():</text:span></text:p>
      <text:p text:style-name="P1"><text:span text:style-name="T1"><text:tab/><text:tab/> <text:s text:c="3"/>print ( i, end = " ") <text:s/># a a b b b c c c c c c d e e e e e </text:span></text:p>
      <text:p text:style-name="P2"/>
      <text:p text:style-name="P1"><text:span text:style-name="T1">2) most_common(value): This method will return you the most common elements from Counter list.</text:span></text:p>
      <text:p text:style-name="P1"><text:span text:style-name="T1"><text:tab/>c=Counter({'x': 5, 'y': 12, 'z': -2, 'x1':0})</text:span></text:p>
      <text:p text:style-name="P1"><text:span text:style-name="T1"><text:tab/>ce = c.most_common(2)</text:span></text:p>
      <text:p text:style-name="P1"><text:span text:style-name="T1"><text:tab/>print(ce) # [('y', 12), ('x', 5)]</text:span></text:p>
      <text:p text:style-name="P1"><text:span text:style-name="T1">print(common_element)</text:span></text:p>
      <text:p text:style-name="P1"><text:span text:style-name="T1">3) subtract(): This method is used to deduct the elements from another Counter.</text:span></text:p>
      <text:p text:style-name="P1"><text:span text:style-name="T1"><text:s text:c="7"/>Examples:</text:span></text:p>
      <text:p text:style-name="P1"><text:span text:style-name="T1"><text:s text:c="16"/>from collections import Counter</text:span></text:p>
      <text:p text:style-name="P1"><text:span text:style-name="T1"><text:tab/><text:tab/>c1 = Counter(A=4, <text:s/>B=3, C=10)</text:span></text:p>
      <text:p text:style-name="P1"><text:span text:style-name="T1"><text:tab/><text:tab/>c2 = Counter(A=10, B=3, C=4)</text:span></text:p>
      <text:p text:style-name="P1"><text:span text:style-name="T1"><text:s text:c="2"/><text:tab/><text:tab/>c1.subtract(c2)</text:span></text:p>
      <text:p text:style-name="P1"><text:span text:style-name="T1"><text:tab/><text:tab/>print(c1) <text:s/># Counter({'c': 6, 'B': 0, 'A': -6})</text:span></text:p>
      <text:p text:style-name="P1"><text:soft-page-break/><text:span text:style-name="T1">4) update(): This method is used to update the elements from another Counter.</text:span></text:p>
      <text:p text:style-name="P1"><text:span text:style-name="T1"><text:tab/><text:tab/>from collections import Counter</text:span></text:p>
      <text:p text:style-name="P1"><text:span text:style-name="T1"><text:tab/><text:tab/>coun = Counter()</text:span></text:p>
      <text:p text:style-name="P1"><text:span text:style-name="T1"><text:tab/><text:tab/>coun.update([1, 2, 3, 1, 2, 1, 1, 2])</text:span></text:p>
      <text:p text:style-name="P1"><text:span text:style-name="T1"><text:tab/><text:tab/>print(coun) <text:s/># Counter({1: 4, 2: 3, 3: 1})</text:span></text:p>
      <text:p text:style-name="P1"><text:span text:style-name="T1"><text:tab/><text:tab/>coun.update([1, 2, 4])</text:span></text:p>
      <text:p text:style-name="P1"><text:span text:style-name="T1"><text:tab/><text:tab/>print(coun) # Counter({1: 5, 2: 4, 3: 1, 4: 1})</text:span></text:p>
      <text:p text:style-name="P1"><text:span text:style-name="T1">5) total()---&gt; This Function is used for adding all the occurences of Counter </text:span></text:p>
      <text:p text:style-name="P1"><text:span text:style-name="T1"><text:s text:c="18"/>Values.</text:span></text:p>
      <text:p text:style-name="P1"><text:span text:style-name="T1">Examples:</text:span></text:p>
      <text:p text:style-name="P1"><text:span text:style-name="T1">---------------------</text:span></text:p>
      <text:p text:style-name="P1"><text:span text:style-name="T1"><text:tab/>s="MISSISSIPPI" </text:span></text:p>
      <text:p text:style-name="P1"><text:span text:style-name="T1"><text:tab/>c=Counter(s) </text:span></text:p>
      <text:p text:style-name="P1"><text:span text:style-name="T1"><text:tab/>print("content of c=",c) # content of c= Counter({'I': 4, 'S': 4, 'P': 2, 'M': 1})</text:span></text:p>
      <text:p text:style-name="P1"><text:span text:style-name="T1"><text:tab/>t=c.total()</text:span></text:p>
      <text:p text:style-name="P1"><text:span text:style-name="T1"><text:tab/>print("Total=",t) # Total=11</text:span></text:p>
      <text:p text:style-name="P1"><text:span text:style-name="T1">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2" meta:word-count="486" meta:character-count="3855" meta:non-whitespace-character-count="3324"/>
    <meta:generator>LibreOfficeDev/6.0.5.2$Linux_X86_64 LibreOffice_project/</meta:generator>
  </office:meta>
</office:document-meta>
</file>